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ef08" officeooo:paragraph-rsid="0002ef08"/>
    </style:style>
    <style:style style:name="T1" style:family="text">
      <style:text-properties fo:font-variant="normal" fo:text-transform="none" fo:color="#3c3c3c" style:font-name="Robot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olhardigital.com.br/noticia/fuja-do-grampo-conheca-7-aplicativos-de-comunicacao-criptografada/56254" text:style-name="Internet_20_link" text:visited-style-name="Visited_20_Internet_20_Link">https://olhardigital.com.br/noticia/fuja-do-grampo-conheca-7-aplicativos-de-comunicacao-criptografada/56254</text:a></text:p>
      <text:p text:style-name="P1"/>
      <text:p text:style-name="P1"/>
      <text:p text:style-name="P1"><text:a xlink:type="simple" xlink:href="http://gizmodo.uol.com.br/como-funcionam-os-celulares-antigrampo/" text:style-name="Internet_20_link" text:visited-style-name="Visited_20_Internet_20_Link">http://gizmodo.uol.com.br/como-funcionam-os-celulares-antigrampo/</text:a></text:p>
      <text:p text:style-name="P1"/>
      <text:p text:style-name="P1"/>
      <text:p text:style-name="P1"><text:a xlink:type="simple" xlink:href="http://www.mimosoinfoco.com.br/noticiario/10683/" text:style-name="Internet_20_link" text:visited-style-name="Visited_20_Internet_20_Link">http://www.mimosoinfoco.com.br/noticiario/10683/</text:a></text:p>
      <text:p text:style-name="P1"/>
      <text:p text:style-name="P1"><text:a xlink:type="simple" xlink:href="https://www.softonic.com.br/artigos/converta-android-celular-prova-espioes-ciberataques" text:style-name="Internet_20_link" text:visited-style-name="Visited_20_Internet_20_Link">https://www.softonic.com.br/artigos/converta-android-celular-prova-espioes-ciberataques</text:a></text:p>
      <text:p text:style-name="P1"/>
      <text:p text:style-name="P1"/>
      <text:p text:style-name="P1"><text:span text:style-name="T1">https://integrada.minhabiblioteca.com.br/books/9788502635647/pageid/474</text:span> </text:p>
      <text:p text:style-name="P1"/>
      <text:p text:style-name="P1"/>
      <text:p text:style-name="P1"><text:span text:style-name="T1">https://integrada.minhabiblioteca.com.br/books/9788502635647/pageid/374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9:29:50.953000000</meta:creation-date>
    <dc:date>2017-10-25T19:58:13.229000000</dc:date>
    <meta:editing-duration>PT13M12S</meta:editing-duration>
    <meta:editing-cycles>1</meta:editing-cycles>
    <meta:document-statistic meta:table-count="0" meta:image-count="0" meta:object-count="0" meta:page-count="1" meta:paragraph-count="6" meta:word-count="6" meta:character-count="451" meta:non-whitespace-character-count="449"/>
    <meta:generator>LibreOffice/5.0.4.2$Windows_x86 LibreOffice_project/2b9802c1994aa0b7dc6079e128979269cf95bc78</meta:generator>
  </office:meta>
</office:document-meta>
</file>